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1616" officeooo:paragraph-rsid="00081616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81616" officeooo:paragraph-rsid="00081616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officeooo:rsid="00081616" officeooo:paragraph-rsid="000816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Questions</text:p>
      <text:p text:style-name="P2"/>
      <text:p text:style-name="P2"/>
      <text:list xml:id="list6722330435968909041" text:style-name="L1">
        <text:list-item>
          <text:p text:style-name="P3">Would I save memory if I initialized a variable that I set to zero at the start of a loop, outside of the loop instead of writing inside of the loop “int x = 0;”?</text:p>
        </text:list-item>
        <text:list-item>
          <text:p text:style-name="P3">Why is x a different type than y. What is the distinction?</text:p>
          <text:list>
            <text:list-item>
              <text:p text:style-name="P3">char *x = malloc(11);</text:p>
            </text:list-item>
            <text:list-item>
              <text:p text:style-name="P3">char y[11];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4:49:50.496395870</meta:creation-date>
    <meta:generator>LibreOffice/5.1.4.2$Linux_X86_64 LibreOffice_project/10m0$Build-2</meta:generator>
    <dc:date>2016-08-23T04:53:13.670789954</dc:date>
    <meta:editing-duration>PT3M23S</meta:editing-duration>
    <meta:editing-cycles>1</meta:editing-cycles>
    <meta:document-statistic meta:table-count="0" meta:image-count="0" meta:object-count="0" meta:page-count="1" meta:paragraph-count="6" meta:word-count="60" meta:character-count="268" meta:non-whitespace-character-count="218"/>
  </office:meta>
</office:document-meta>
</file>